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323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5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20.3cm" svg:height="3.6cm" svg:x="0.1cm" svg:y="0.1cm">
            <text:p/>
          </draw:rect>
          <draw:frame draw:style-name="gr2" draw:text-style-name="P4" draw:layer="layout" svg:width="5.853cm" svg:height="1.847cm" svg:x="7.117cm" svg:y="0.137cm">
            <draw:text-box>
              <text:p text:style-name="P2"><text:span text:style-name="T1">&lt;&lt;interface&gt;&gt;</text:span></text:p>
              <text:p text:style-name="P3"><text:span text:style-name="T2">IModelInstanceFactory</text:span></text:p>
              <text:p text:style-name="P1"><text:span text:style-name="T3"/></text:p>
            </draw:text-box>
          </draw:frame>
          <draw:line draw:style-name="gr3" draw:text-style-name="P1" draw:layer="layout" svg:x1="0.1cm" svg:y1="1.5cm" svg:x2="20.4cm" svg:y2="1.5cm">
            <text:p/>
          </draw:line>
          <draw:frame draw:style-name="gr4" draw:text-style-name="P5" draw:layer="layout" svg:width="20.5cm" svg:height="3.573cm" svg:x="0.1cm" svg:y="1.527cm">
            <draw:text-box>
              <text:p text:style-name="P3"><text:span text:style-name="T4">createModelInstanceCollection(Collection&lt;T&gt;, OclCollectionTypeKind): </text:span><text:span text:style-name="T5">IModelInstanceCollection&lt;T&gt;</text:span></text:p>
              <text:p text:style-name="P3"><text:span text:style-name="T5">createModelInstanceElement(Object): ImodelInstanceElement</text:span></text:p>
              <text:p text:style-name="P3"><text:span text:style-name="T5">createModelInstanceElement(Object, Type): ImodelInstanceElement</text:span></text:p>
              <text:p text:style-name="P3"><text:span text:style-name="T5">createModelInstanceTuple(IModelInstanceString[], IModelInstanceElement[], Type): IModelInstanceTuple </text:span></text:p>
              <text:p text:style-name="P3"><text:span text:style-name="T5"/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.5cm" fo:page-height="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10-02-08T16:20:44.93</dc:date>
    <dc:creator>Claas Wilke</dc:creator>
    <meta:editing-duration>PT08H12M22S</meta:editing-duration>
    <meta:editing-cycles>127</meta:editing-cycles>
    <meta:generator>OpenOffice.org/3.1$Win32 OpenOffice.org_project/310m19$Build-9420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